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ext-properties style:font-name="F" style:font-name-asian="F" style:font-name-complex="F" fo:font-size="12pt" style:font-size-asian="12pt" style:font-size-complex="12pt"/>
    </style:style>
    <style:style style:name="co1" style:family="table-column">
      <style:table-column-properties fo:break-before="auto" style:column-width="8.25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HEADE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m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ise en page responsive (CSS et Bootstrap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rtion du logo clic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rtion des liens vers le reste des pages du s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rtion du picto de connex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ertion des liens avec le pic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ndre le header transpar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rvol des mots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FOO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se en page responsive (CSS et Bootstrap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ens de navigation sur s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ens avec les dispositions légales du s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éation de la base de données pour la newsletter</text:p>
          </table:table-cell>
          <table:table-cell table:number-columns-repeated="16383"/>
        </table:table-row>
        <table:table-row table:style-name="ro3">
          <table:table-cell office:value-type="string" table:style-name="ce4">
            <text:p>lien entre cette base de donnée et l'envoi de la Newslet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nière RGP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PAGE ACCUE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t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se en page responsive (CSS et Bootstrap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ation des formulaires d'inscrip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éation des bases de donné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er base de donnée au site pour entrer sur le s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éation picto de renvoi aux autres conten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éation de l'aperçu texte en dessous des pict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en entre commentaires et pic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éation du carrousel de soigna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éation de toutes les fiches soignant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éation aperçu forum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PAGE ORGANIS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se en page responsive (CSS et Bootstrap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éation du carrousel de photo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PAGE DESTINAT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se en page responsive (CSS et Bootstrap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éation de l'image qui se colorie au surv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éation des contenus et ancrag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éation des « lire la suite »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égration du lien pour s'y rendre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Intégration des commentaires issus du forum, les commentaires doivent s'actualiser automatique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en d'ajout de conten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éation du formulaire d'ajout de contenu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PAGE FOR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tm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se en page responsive (CSS et Bootstrap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éation de conten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éation de base de donné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éation du navigateur de pages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INSCRITPTION – FOR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écupération des données et sécurisa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yptage des md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férencier les accès selon le statut d'inscrip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éation BDD</text:p>
          </table:table-cell>
          <table:table-cell table:number-columns-repeated="16383"/>
        </table:table-row>
        <table:table-row table:number-rows-repeated="1048510" table:style-name="ro1">
          <table:table-cell table:number-columns-repeated="16384"/>
        </table:table-row>
      </table:table>
      <table:table table:name="Feuille2" table:style-name="ta1">
        <table:table-column table:style-name="co3" table:default-cell-style-name="ce1"/>
        <table:table-column table:style-name="co2" table:number-columns-repeated="16383" table:default-cell-style-name="ce1"/>
        <table:table-row table:style-name="ro2">
          <table:table-cell office:value-type="string" table:style-name="ce5">
            <text:p>Road map (frise chrono des taches à faire)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<text:s/>Sprint 1  :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Maquettes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Cahier des charges</text:p>
          </table:table-cell>
          <table:table-cell table:number-columns-repeated="16383"/>
        </table:table-row>
        <table:table-row table:style-name="ro2">
          <table:table-cell table:style-name="ce5"/>
          <table:table-cell table:number-columns-repeated="16383"/>
        </table:table-row>
        <table:table-row table:style-name="ro2">
          <table:table-cell office:value-type="string" table:style-name="ce5">
            <text:p>Sprint 2  :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Contenu html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Mise en forme</text:p>
          </table:table-cell>
          <table:table-cell table:number-columns-repeated="16383"/>
        </table:table-row>
        <table:table-row table:style-name="ro2">
          <table:table-cell table:style-name="ce5"/>
          <table:table-cell table:number-columns-repeated="16383"/>
        </table:table-row>
        <table:table-row table:style-name="ro2">
          <table:table-cell office:value-type="string" table:style-name="ce5">
            <text:p>Sprint 3  :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contenu html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mise en for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sprint 4: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création compte et ajout en BDD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forum</text:p>
          </table:table-cell>
          <table:table-cell table:number-columns-repeated="16383"/>
        </table:table-row>
        <table:table-row table:style-name="ro2">
          <table:table-cell table:style-name="ce5"/>
          <table:table-cell table:number-columns-repeated="16383"/>
        </table:table-row>
        <table:table-row table:style-name="ro2">
          <table:table-cell office:value-type="string" table:style-name="ce5">
            <text:p>sprint 5: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back-end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et J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5">
            <text:p>sprint 6: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test<text:s/></text:p>
          </table:table-cell>
          <table:table-cell table:number-columns-repeated="16383"/>
        </table:table-row>
        <table:table-row table:style-name="ro2">
          <table:table-cell office:value-type="string" table:style-name="ce5">
            <text:p>finition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3" table:style-name="ro2">
          <table:table-cell table:style-name="ce5"/>
          <table:table-cell table:number-columns-repeated="16383"/>
        </table:table-row>
        <table:table-row table:number-rows-repeated="1048548" table:style-name="ro1">
          <table:table-cell table:number-columns-repeated="16384"/>
        </table:table-row>
      </table:table>
      <table:table table:name="Feuille3" table:style-name="ta1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" svg:font-family="F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errine Leguai</meta:initial-creator>
    <dc:creator>59013-54-05</dc:creator>
    <meta:creation-date>2020-10-08T17:45:16Z</meta:creation-date>
    <dc:date>2020-10-09T12:15:48Z</dc:date>
    <meta:editing-cycles>2</meta:editing-cycles>
    <meta:editing-duration>PT1162S</meta:editing-duration>
  </office:meta>
</office:document-meta>
</file>